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E000001BD12CB2509AB2B44C5.png" manifest:media-type="image/png"/>
  <manifest:file-entry manifest:full-path="Pictures/1000020100000099000001B40EA01F3C07971A98.png" manifest:media-type="image/png"/>
  <manifest:file-entry manifest:full-path="Pictures/100002010000028C0000022508FEAED29960BA4C.png" manifest:media-type="image/png"/>
  <manifest:file-entry manifest:full-path="Pictures/100002010000024600000408E1632B626D2FDDA3.png" manifest:media-type="image/png"/>
  <manifest:file-entry manifest:full-path="Pictures/1000020100000099000001B43D3F1CED3F9D3C66.png" manifest:media-type="image/png"/>
  <manifest:file-entry manifest:full-path="Pictures/1000020100000099000001B4295EBA19487E3D35.png" manifest:media-type="image/png"/>
  <manifest:file-entry manifest:full-path="Pictures/1000020100000097000001A50F99E8BEFB836A5C.png" manifest:media-type="image/png"/>
  <manifest:file-entry manifest:full-path="Pictures/1000020100000213000001303F0FFD70E911F59C.png" manifest:media-type="image/png"/>
  <manifest:file-entry manifest:full-path="Pictures/10000201000001D60000014C28F567A6E0F93BD9.png" manifest:media-type="image/png"/>
  <manifest:file-entry manifest:full-path="Pictures/100002010000011000000088F0C564C36FB5B2B3.png" manifest:media-type="image/png"/>
  <manifest:file-entry manifest:full-path="Pictures/100002010000012E00000113C0164E7D7FAED60B.png" manifest:media-type="image/png"/>
  <manifest:file-entry manifest:full-path="Pictures/100002010000017600000156657F75ABB52141D1.png" manifest:media-type="image/png"/>
  <manifest:file-entry manifest:full-path="Pictures/100002010000012C000000E457999E68AD36695B.png" manifest:media-type="image/png"/>
  <manifest:file-entry manifest:full-path="Pictures/10000201000001A1000000FFBBFCAB83CEC76F46.png" manifest:media-type="image/png"/>
  <manifest:file-entry manifest:full-path="Pictures/100002010000042C000001BE9D883D5D3D155EF1.png" manifest:media-type="image/png"/>
  <manifest:file-entry manifest:full-path="Pictures/10000201000004B8000001FA33784750B0329023.png" manifest:media-type="image/png"/>
  <manifest:file-entry manifest:full-path="Pictures/10000201000001130000005A8735188B1CB8C354.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style:font-face style:name="OpenSymbol1" svg:font-family="OpenSymbol"/>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cm" fo:margin-right="0cm" fo:text-indent="0cm" style:auto-text-indent="false" fo:break-before="auto" fo:break-after="auto" style:writing-mode="lr-tb"/>
      <style:text-properties officeooo:paragraph-rsid="002759a3"/>
    </style:style>
    <style:style style:name="P2" style:family="paragraph" style:parent-style-name="Standard">
      <style:paragraph-properties fo:margin-left="0cm" fo:margin-right="0cm" fo:text-indent="0cm" style:auto-text-indent="false" style:writing-mode="lr-tb"/>
    </style:style>
    <style:style style:name="P3" style:family="paragraph" style:parent-style-name="Standard">
      <style:paragraph-properties fo:margin-left="0cm" fo:margin-right="0cm" fo:text-indent="0cm" style:auto-text-indent="false" fo:break-before="auto" fo:break-after="auto" style:writing-mode="lr-tb"/>
    </style:style>
    <style:style style:name="P4" style:family="paragraph" style:parent-style-name="Standard">
      <style:paragraph-properties fo:break-before="auto" fo:break-after="auto" style:writing-mode="lr-tb"/>
    </style:style>
    <style:style style:name="P5"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auto" fo:break-after="auto" style:writing-mode="lr-tb"/>
    </style:style>
    <style:style style:name="P6"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auto" fo:break-after="auto" style:writing-mode="lr-tb"/>
      <style:text-properties officeooo:paragraph-rsid="0054eb6b"/>
    </style:style>
    <style:style style:name="P7"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auto" fo:break-after="auto" style:writing-mode="lr-tb"/>
      <style:text-properties officeooo:paragraph-rsid="006002f4"/>
    </style:style>
    <style:style style:name="P8"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auto" fo:break-after="auto" style:writing-mode="lr-tb"/>
      <style:text-properties fo:font-weight="normal" style:font-weight-asian="normal" style:font-weight-complex="normal"/>
    </style:style>
    <style:style style:name="P9"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officeooo:rsid="004a1714" officeooo:paragraph-rsid="004a1714"/>
    </style:style>
    <style:style style:name="P10"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officeooo:rsid="002fdae4" officeooo:paragraph-rsid="002fdae4"/>
    </style:style>
    <style:style style:name="P11"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officeooo:rsid="004ae4f9" officeooo:paragraph-rsid="004ae4f9"/>
    </style:style>
    <style:style style:name="P12"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fo:font-weight="normal" style:font-weight-asian="normal" style:font-weight-complex="normal"/>
    </style:style>
    <style:style style:name="P13"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fo:font-weight="normal" officeooo:paragraph-rsid="0054eb6b" style:font-weight-asian="normal" style:font-weight-complex="normal"/>
    </style:style>
    <style:style style:name="P14" style:family="paragraph" style:parent-style-name="Standard">
      <style:paragraph-properties fo:margin-left="0cm" fo:margin-right="0cm" fo:text-indent="0cm" style:auto-text-indent="false" fo:break-before="auto" fo:break-after="auto" style:writing-mode="lr-tb"/>
    </style:style>
    <style:style style:name="P15" style:family="paragraph" style:parent-style-name="Standard">
      <style:paragraph-properties fo:margin-left="0cm" fo:margin-right="0cm" fo:text-indent="0cm" style:auto-text-indent="false" fo:break-before="auto" fo:break-after="auto" style:writing-mode="lr-tb"/>
      <style:text-properties officeooo:paragraph-rsid="002759a3"/>
    </style:style>
    <style:style style:name="P16" style:family="paragraph" style:parent-style-name="Standard">
      <style:paragraph-properties fo:margin-left="0cm" fo:margin-right="0cm" fo:text-indent="0cm" style:auto-text-indent="false" fo:break-before="auto" fo:break-after="auto" style:writing-mode="lr-tb"/>
      <style:text-properties fo:font-style="italic" style:font-style-asian="italic" style:font-style-complex="italic"/>
    </style:style>
    <style:style style:name="P17" style:family="paragraph" style:parent-style-name="Standard">
      <style:paragraph-properties fo:margin-left="0cm" fo:margin-right="0cm" fo:text-indent="0cm" style:auto-text-indent="false" fo:break-before="auto" fo:break-after="auto" style:writing-mode="lr-tb"/>
      <style:text-properties fo:font-weight="bold" style:font-weight-asian="bold" style:font-weight-complex="bold"/>
    </style:style>
    <style:style style:name="P18" style:family="paragraph" style:parent-style-name="Standard">
      <style:paragraph-properties fo:margin-left="0cm" fo:margin-right="0cm" fo:text-indent="0cm" style:auto-text-indent="false" fo:break-before="auto" fo:break-after="auto" style:writing-mode="lr-tb"/>
      <style:text-properties officeooo:paragraph-rsid="00267ec6"/>
    </style:style>
    <style:style style:name="P19" style:family="paragraph" style:parent-style-name="Standard">
      <style:paragraph-properties fo:margin-left="0cm" fo:margin-right="0cm" fo:text-indent="0cm" style:auto-text-indent="false" fo:break-before="auto" fo:break-after="auto" style:writing-mode="lr-tb"/>
      <style:text-properties officeooo:paragraph-rsid="00252fc9"/>
    </style:style>
    <style:style style:name="P20" style:family="paragraph" style:parent-style-name="Standard">
      <style:paragraph-properties fo:margin-left="0cm" fo:margin-right="0cm" fo:text-indent="0cm" style:auto-text-indent="false" fo:break-before="auto" fo:break-after="auto" style:writing-mode="lr-tb"/>
      <style:text-properties officeooo:paragraph-rsid="0030c302"/>
    </style:style>
    <style:style style:name="P21" style:family="paragraph" style:parent-style-name="Standard">
      <style:paragraph-properties fo:margin-left="0cm" fo:margin-right="0cm" fo:text-indent="0cm" style:auto-text-indent="false" fo:break-before="auto" fo:break-after="auto" style:writing-mode="lr-tb"/>
      <style:text-properties officeooo:paragraph-rsid="0039ace8"/>
    </style:style>
    <style:style style:name="P22" style:family="paragraph" style:parent-style-name="Standard">
      <style:paragraph-properties fo:margin-left="0cm" fo:margin-right="0cm" fo:text-indent="0cm" style:auto-text-indent="false" fo:break-before="auto" fo:break-after="auto" style:writing-mode="lr-tb"/>
      <style:text-properties fo:font-weight="normal" style:font-weight-asian="normal" style:font-weight-complex="normal"/>
    </style:style>
    <style:style style:name="P23" style:family="paragraph" style:parent-style-name="Standard">
      <style:paragraph-properties fo:margin-left="0cm" fo:margin-right="0cm" fo:text-indent="0cm" style:auto-text-indent="false" fo:break-before="auto" fo:break-after="auto" style:writing-mode="lr-tb"/>
      <style:text-properties officeooo:paragraph-rsid="005f5e3b"/>
    </style:style>
    <style:style style:name="P24" style:family="paragraph" style:parent-style-name="Standard">
      <style:paragraph-properties fo:margin-left="0cm" fo:margin-right="0cm" fo:text-indent="0cm" style:auto-text-indent="false" fo:break-before="auto" fo:break-after="auto" style:writing-mode="lr-tb"/>
      <style:text-properties officeooo:paragraph-rsid="0069e77f"/>
    </style:style>
    <style:style style:name="P25" style:family="paragraph" style:parent-style-name="Standard">
      <style:paragraph-properties fo:margin-left="0cm" fo:margin-right="0cm" fo:text-indent="0cm" style:auto-text-indent="false" style:writing-mode="lr-tb"/>
    </style:style>
    <style:style style:name="P26" style:family="paragraph" style:parent-style-name="Standard">
      <style:paragraph-properties fo:margin-left="0cm" fo:margin-right="0cm" fo:text-indent="0cm" style:auto-text-indent="false" style:writing-mode="lr-tb"/>
      <style:text-properties officeooo:rsid="001b6904" officeooo:paragraph-rsid="001b6904"/>
    </style:style>
    <style:style style:name="P27" style:family="paragraph" style:parent-style-name="Standard">
      <style:paragraph-properties fo:margin-left="0cm" fo:margin-right="0cm" fo:text-indent="0cm" style:auto-text-indent="false" style:writing-mode="lr-tb"/>
      <style:text-properties officeooo:paragraph-rsid="0039ace8"/>
    </style:style>
    <style:style style:name="P28" style:family="paragraph" style:parent-style-name="Standard">
      <style:paragraph-properties fo:margin-left="0cm" fo:margin-right="0cm" fo:text-indent="0cm" style:auto-text-indent="false" style:writing-mode="lr-tb"/>
      <style:text-properties fo:font-weight="normal" style:font-weight-asian="normal" style:font-weight-complex="normal"/>
    </style:style>
    <style:style style:name="P29" style:family="paragraph" style:parent-style-name="Standard">
      <style:paragraph-properties fo:margin-left="0cm" fo:margin-right="0cm" fo:text-indent="0cm" style:auto-text-indent="false" style:writing-mode="lr-tb"/>
      <style:text-properties fo:font-weight="normal" officeooo:paragraph-rsid="0039ace8" style:font-weight-asian="normal" style:font-weight-complex="normal"/>
    </style:style>
    <style:style style:name="P30" style:family="paragraph" style:parent-style-name="Standard">
      <style:paragraph-properties fo:margin-left="0cm" fo:margin-right="0cm" fo:text-indent="0cm" style:auto-text-indent="false" style:writing-mode="lr-tb"/>
      <style:text-properties fo:font-weight="normal" officeooo:rsid="003aeaa2" officeooo:paragraph-rsid="003aeaa2" style:font-weight-asian="normal" style:font-weight-complex="normal"/>
    </style:style>
    <style:style style:name="P31" style:family="paragraph" style:parent-style-name="Standard">
      <style:paragraph-properties fo:margin-left="0cm" fo:margin-right="0cm" fo:text-indent="0cm" style:auto-text-indent="false" style:writing-mode="lr-tb"/>
      <style:text-properties fo:font-weight="normal" officeooo:rsid="004ca90b" officeooo:paragraph-rsid="004ca90b" style:font-weight-asian="normal" style:font-weight-complex="normal"/>
    </style:style>
    <style:style style:name="P32" style:family="paragraph" style:parent-style-name="Standard">
      <style:paragraph-properties fo:margin-left="0cm" fo:margin-right="0cm" fo:text-indent="0cm" style:auto-text-indent="false" style:writing-mode="lr-tb"/>
      <style:text-properties fo:font-weight="bold" style:font-weight-asian="bold" style:font-weight-complex="bold"/>
    </style:style>
    <style:style style:name="P33" style:family="paragraph" style:parent-style-name="Standard">
      <style:paragraph-properties fo:margin-left="0cm" fo:margin-right="0cm" fo:text-indent="0cm" style:auto-text-indent="false" style:writing-mode="lr-tb"/>
      <style:text-properties fo:font-weight="bold" officeooo:rsid="004ca90b" officeooo:paragraph-rsid="004ca90b" style:font-weight-asian="bold" style:font-weight-complex="bold"/>
    </style:style>
    <style:style style:name="P34" style:family="paragraph" style:parent-style-name="Standard">
      <style:paragraph-properties fo:margin-left="0cm" fo:margin-right="0cm" fo:text-indent="0cm" style:auto-text-indent="false" style:writing-mode="lr-tb"/>
      <style:text-properties fo:font-weight="bold" officeooo:rsid="004ca90b" officeooo:paragraph-rsid="004d0dfc" style:font-weight-asian="bold" style:font-weight-complex="bold"/>
    </style:style>
    <style:style style:name="P35" style:family="paragraph" style:parent-style-name="Standard">
      <style:paragraph-properties fo:margin-left="0cm" fo:margin-right="0cm" fo:text-indent="0cm" style:auto-text-indent="false" style:writing-mode="lr-tb"/>
      <style:text-properties fo:font-weight="bold" officeooo:paragraph-rsid="0039ace8" style:font-weight-asian="bold" style:font-weight-complex="bold"/>
    </style:style>
    <style:style style:name="P36" style:family="paragraph" style:parent-style-name="Standard">
      <style:paragraph-properties fo:margin-left="0cm" fo:margin-right="0cm" fo:text-indent="0cm" style:auto-text-indent="false" style:writing-mode="lr-tb"/>
      <style:text-properties fo:font-style="normal" fo:font-weight="normal" officeooo:rsid="004ca90b" officeooo:paragraph-rsid="004ca90b" style:font-style-asian="normal" style:font-weight-asian="normal" style:font-style-complex="normal" style:font-weight-complex="normal"/>
    </style:style>
    <style:style style:name="P37" style:family="paragraph" style:parent-style-name="Standard">
      <style:paragraph-properties fo:margin-left="0cm" fo:margin-right="0cm" fo:text-indent="0cm" style:auto-text-indent="false" style:writing-mode="lr-tb"/>
      <style:text-properties fo:font-style="normal" fo:font-weight="normal" officeooo:rsid="004d0dfc" officeooo:paragraph-rsid="004d0dfc" style:font-style-asian="normal" style:font-weight-asian="normal" style:font-style-complex="normal" style:font-weight-complex="normal"/>
    </style:style>
    <style:style style:name="P38" style:family="paragraph" style:parent-style-name="Standard">
      <style:paragraph-properties fo:margin-left="0cm" fo:margin-right="0cm" fo:text-indent="0cm" style:auto-text-indent="false" style:writing-mode="lr-tb"/>
      <style:text-properties fo:font-style="normal" fo:font-weight="bold" officeooo:rsid="004ca90b" officeooo:paragraph-rsid="004ca90b" style:font-style-asian="normal" style:font-weight-asian="bold" style:font-style-complex="normal" style:font-weight-complex="bold"/>
    </style:style>
    <style:style style:name="P39" style:family="paragraph" style:parent-style-name="Standard">
      <style:paragraph-properties fo:margin-left="0cm" fo:margin-right="0cm" fo:text-indent="0cm" style:auto-text-indent="false" style:writing-mode="lr-tb"/>
      <style:text-properties officeooo:paragraph-rsid="005f5e3b"/>
    </style:style>
    <style:style style:name="P40" style:family="paragraph" style:parent-style-name="Standard">
      <style:paragraph-properties fo:margin-left="0cm" fo:margin-right="0cm" fo:text-indent="0cm" style:auto-text-indent="false" style:writing-mode="lr-tb"/>
      <style:text-properties officeooo:paragraph-rsid="0069e77f"/>
    </style:style>
    <style:style style:name="P41" style:family="paragraph" style:parent-style-name="Standard">
      <style:paragraph-properties fo:margin-left="0cm" fo:margin-right="0cm" fo:text-indent="0cm" style:auto-text-indent="false" fo:break-before="page" style:writing-mode="lr-tb"/>
      <style:text-properties fo:font-weight="bold" style:font-weight-asian="bold" style:font-weight-complex="bold"/>
    </style:style>
    <style:style style:name="P42" style:family="paragraph" style:parent-style-name="Standard">
      <style:paragraph-properties fo:break-before="auto" fo:break-after="auto" style:writing-mode="lr-tb"/>
    </style:style>
    <style:style style:name="P43" style:family="paragraph" style:parent-style-name="Standard">
      <style:paragraph-properties fo:text-align="center" style:justify-single-word="false" fo:break-before="auto" fo:break-after="auto" style:writing-mode="lr-tb"/>
    </style:style>
    <style:style style:name="P44" style:family="paragraph" style:parent-style-name="Standard">
      <style:paragraph-properties fo:text-align="center" style:justify-single-word="false" fo:break-before="auto" fo:break-after="auto" style:writing-mode="lr-tb"/>
      <style:text-properties fo:font-size="18pt" style:font-size-asian="18pt" style:font-size-complex="18pt"/>
    </style:style>
    <style:style style:name="P45" style:family="paragraph" style:parent-style-name="Standard">
      <style:paragraph-properties fo:text-align="center" style:justify-single-word="false" fo:break-before="auto" fo:break-after="auto" style:writing-mode="lr-tb"/>
      <style:text-properties fo:font-size="18pt" fo:font-weight="bold" style:font-size-asian="18pt" style:font-weight-asian="bold" style:font-size-complex="18pt" style:font-weight-complex="bold"/>
    </style:style>
    <style:style style:name="P46" style:family="paragraph" style:parent-style-name="Standard">
      <style:paragraph-properties fo:text-align="end" style:justify-single-word="false" fo:break-before="auto" fo:break-after="auto" style:writing-mode="lr-tb"/>
    </style:style>
    <style:style style:name="P47" style:family="paragraph" style:parent-style-name="Standard">
      <style:paragraph-properties fo:break-before="auto" fo:break-after="auto" style:writing-mode="lr-tb">
        <style:tab-stops>
          <style:tab-stop style:position="14.737cm" style:leader-style="dotted" style:leader-text="."/>
        </style:tab-stops>
      </style:paragraph-properties>
    </style:style>
    <style:style style:name="P48" style:family="paragraph" style:parent-style-name="Standard">
      <style:paragraph-properties fo:break-before="auto" fo:break-after="auto" style:writing-mode="lr-tb">
        <style:tab-stops>
          <style:tab-stop style:position="14.737cm" style:leader-style="dotted" style:leader-text="."/>
        </style:tab-stops>
      </style:paragraph-properties>
      <style:text-properties officeooo:paragraph-rsid="001ef912"/>
    </style:style>
    <style:style style:name="P49" style:family="paragraph" style:parent-style-name="Standard">
      <style:paragraph-properties fo:break-before="auto" fo:break-after="auto" style:writing-mode="lr-tb">
        <style:tab-stops>
          <style:tab-stop style:position="14.737cm" style:leader-style="dotted" style:leader-text="."/>
        </style:tab-stops>
      </style:paragraph-properties>
      <style:text-properties officeooo:paragraph-rsid="0037ad89"/>
    </style:style>
    <style:style style:name="P50" style:family="paragraph" style:parent-style-name="Standard">
      <style:paragraph-properties fo:break-before="auto" fo:break-after="auto" style:writing-mode="lr-tb"/>
      <style:text-properties fo:font-weight="bold" style:font-weight-asian="bold" style:font-weight-complex="bold"/>
    </style:style>
    <style:style style:name="P51" style:family="paragraph" style:parent-style-name="Standard">
      <style:paragraph-properties fo:break-before="page" style:writing-mode="lr-tb"/>
    </style:style>
    <style:style style:name="P52" style:family="paragraph" style:parent-style-name="Standard">
      <style:paragraph-properties fo:break-before="page" style:writing-mode="lr-tb"/>
      <style:text-properties fo:font-weight="bold" style:font-weight-asian="bold" style:font-weight-complex="bold"/>
    </style:style>
    <style:style style:name="P53" style:family="paragraph" style:parent-style-name="Standard">
      <style:paragraph-properties fo:margin-left="0cm" fo:margin-right="0cm" fo:text-indent="1.27cm" style:auto-text-indent="false" fo:break-before="auto" fo:break-after="auto" style:writing-mode="lr-tb"/>
    </style:style>
    <style:style style:name="P54" style:family="paragraph" style:parent-style-name="Standard">
      <style:paragraph-properties fo:margin-left="0cm" fo:margin-right="0cm" fo:text-indent="1.27cm" style:auto-text-indent="false" fo:break-before="auto" fo:break-after="auto" style:writing-mode="lr-tb"/>
      <style:text-properties officeooo:paragraph-rsid="004c760c"/>
    </style:style>
    <style:style style:name="P55" style:family="paragraph" style:parent-style-name="Standard">
      <style:paragraph-properties fo:margin-left="0cm" fo:margin-right="0cm" fo:text-indent="1.27cm" style:auto-text-indent="false" fo:break-before="auto" fo:break-after="auto" style:writing-mode="lr-tb"/>
      <style:text-properties officeooo:paragraph-rsid="004ca90b"/>
    </style:style>
    <style:style style:name="P56" style:family="paragraph" style:parent-style-name="Standard">
      <style:paragraph-properties fo:margin-left="0cm" fo:margin-right="0cm" fo:text-indent="1.27cm" style:auto-text-indent="false" style:writing-mode="lr-tb"/>
      <style:text-properties officeooo:paragraph-rsid="004c760c"/>
    </style:style>
    <style:style style:name="P57" style:family="paragraph" style:parent-style-name="Standard">
      <style:paragraph-properties fo:margin-left="0cm" fo:margin-right="0cm" fo:text-indent="1.27cm" style:auto-text-indent="false" style:writing-mode="lr-tb"/>
      <style:text-properties officeooo:rsid="004c760c" officeooo:paragraph-rsid="004c760c"/>
    </style:style>
    <style:style style:name="P58" style:family="paragraph" style:parent-style-name="Standard">
      <style:paragraph-properties fo:margin-left="0cm" fo:margin-right="0cm" fo:text-indent="1.27cm" style:auto-text-indent="false" style:writing-mode="lr-tb"/>
      <style:text-properties officeooo:rsid="0034e14e" officeooo:paragraph-rsid="004c760c"/>
    </style:style>
    <style:style style:name="P59" style:family="paragraph" style:parent-style-name="Standard">
      <style:paragraph-properties style:writing-mode="lr-tb"/>
    </style:style>
    <style:style style:name="P60" style:family="paragraph" style:parent-style-name="Standard">
      <style:paragraph-properties style:writing-mode="lr-tb">
        <style:tab-stops>
          <style:tab-stop style:position="14.737cm" style:leader-style="dotted" style:leader-text="."/>
        </style:tab-stops>
      </style:paragraph-properties>
      <style:text-properties officeooo:rsid="0056f994" officeooo:paragraph-rsid="0056f994"/>
    </style:style>
    <style:style style:name="P61" style:family="paragraph" style:parent-style-name="Standard">
      <style:paragraph-properties style:writing-mode="lr-tb">
        <style:tab-stops>
          <style:tab-stop style:position="14.737cm" style:leader-style="dotted" style:leader-text="."/>
        </style:tab-stops>
      </style:paragraph-properties>
      <style:text-properties officeooo:rsid="00581c53" officeooo:paragraph-rsid="00581c53"/>
    </style:style>
    <style:style style:name="P62" style:family="paragraph" style:parent-style-name="Standard" style:master-page-name="Standard">
      <style:paragraph-properties fo:margin-left="0cm" fo:margin-right="0cm" fo:margin-top="0cm" fo:margin-bottom="0cm" loext:contextual-spacing="false" fo:line-height="115%" fo:text-align="end" style:justify-single-word="false" fo:text-indent="0cm" style:auto-text-indent="false" style:page-number="auto" fo:break-before="auto" fo:break-after="auto" style:writing-mode="lr-tb"/>
    </style:style>
    <style:style style:name="P63" style:family="paragraph" style:parent-style-name="Standard">
      <style:paragraph-properties fo:margin-left="0cm" fo:margin-right="0cm" fo:text-indent="0cm" style:auto-text-indent="false" style:writing-mode="lr-tb"/>
    </style:style>
    <style:style style:name="P64" style:family="paragraph" style:parent-style-name="Standard">
      <style:paragraph-properties fo:margin-left="0cm" fo:margin-right="0cm" fo:text-indent="0cm" style:auto-text-indent="false" fo:break-before="auto" fo:break-after="auto" style:writing-mode="lr-tb"/>
    </style:style>
    <style:style style:name="P65" style:family="paragraph" style:parent-style-name="Standard">
      <style:paragraph-properties fo:margin-left="0cm" fo:margin-right="0cm" fo:text-indent="0cm" style:auto-text-indent="false" fo:break-before="auto" fo:break-after="auto" style:writing-mode="lr-tb"/>
      <style:text-properties officeooo:paragraph-rsid="002759a3"/>
    </style:style>
    <style:style style:name="P66" style:family="paragraph" style:parent-style-name="Standard" style:master-page-name="Standard">
      <style:paragraph-properties fo:text-align="center" style:justify-single-word="false" style:page-number="auto" fo:break-before="auto" fo:break-after="auto" style:writing-mode="lr-tb"/>
    </style:style>
    <style:style style:name="P67" style:family="paragraph" style:parent-style-name="Standard" style:list-style-name="L1">
      <style:paragraph-properties style:writing-mode="lr-tb"/>
      <style:text-properties officeooo:rsid="004c760c" officeooo:paragraph-rsid="004c760c"/>
    </style:style>
    <style:style style:name="P68" style:family="paragraph" style:parent-style-name="Standard" style:list-style-name="L1">
      <style:paragraph-properties style:writing-mode="lr-tb"/>
      <style:text-properties officeooo:rsid="004c760c" officeooo:paragraph-rsid="004ca90b"/>
    </style:style>
    <style:style style:name="P69" style:family="paragraph" style:parent-style-name="Standard" style:list-style-name="L1">
      <style:paragraph-properties style:writing-mode="lr-tb"/>
      <style:text-properties officeooo:rsid="004ca90b" officeooo:paragraph-rsid="004ca90b"/>
    </style:style>
    <style:style style:name="P70" style:family="paragraph" style:parent-style-name="Standard" style:list-style-name="L1">
      <style:paragraph-properties style:writing-mode="lr-tb"/>
      <style:text-properties officeooo:rsid="004ca90b" officeooo:paragraph-rsid="0064bcbe"/>
    </style:style>
    <style:style style:name="P71" style:family="paragraph" style:parent-style-name="Standard" style:list-style-name="L2">
      <style:paragraph-properties style:writing-mode="lr-tb"/>
      <style:text-properties fo:font-style="normal" fo:font-weight="normal" officeooo:rsid="004d0dfc" officeooo:paragraph-rsid="004d0dfc" style:font-style-asian="normal" style:font-weight-asian="normal" style:font-style-complex="normal" style:font-weight-complex="normal"/>
    </style:style>
    <style:style style:name="P72" style:family="paragraph" style:parent-style-name="Standard" style:list-style-name="L2">
      <style:paragraph-properties style:writing-mode="lr-tb"/>
      <style:text-properties fo:font-style="normal" fo:font-weight="normal" officeooo:rsid="004d0dfc" officeooo:paragraph-rsid="004e73e3" style:font-style-asian="normal" style:font-weight-asian="normal" style:font-style-complex="normal" style:font-weight-complex="normal"/>
    </style:style>
    <style:style style:name="P73" style:family="paragraph" style:parent-style-name="Standard" style:list-style-name="L2">
      <style:paragraph-properties style:writing-mode="lr-tb"/>
      <style:text-properties officeooo:paragraph-rsid="004d0dfc"/>
    </style:style>
    <style:style style:name="P74" style:family="paragraph" style:parent-style-name="Standard" style:list-style-name="L2">
      <style:paragraph-properties style:writing-mode="lr-tb"/>
      <style:text-properties officeooo:paragraph-rsid="004e73e3"/>
    </style:style>
    <style:style style:name="P75" style:family="paragraph" style:parent-style-name="Standard" style:list-style-name="L2">
      <style:paragraph-properties style:writing-mode="lr-tb"/>
      <style:text-properties fo:font-style="italic" fo:font-weight="normal" officeooo:rsid="004d0dfc" officeooo:paragraph-rsid="004d0dfc" style:font-style-asian="italic" style:font-weight-asian="normal" style:font-style-complex="italic" style:font-weight-complex="normal"/>
    </style:style>
    <style:style style:name="P76" style:family="paragraph" style:parent-style-name="Standard" style:list-style-name="L3">
      <style:paragraph-properties style:writing-mode="lr-tb"/>
      <style:text-properties officeooo:rsid="0067ce9f" officeooo:paragraph-rsid="0067ce9f"/>
    </style:style>
    <style:style style:name="P77" style:family="paragraph" style:parent-style-name="Standard" style:list-style-name="L4">
      <style:paragraph-properties style:writing-mode="lr-tb"/>
      <style:text-properties officeooo:rsid="00403ee6" officeooo:paragraph-rsid="00403ee6"/>
    </style:style>
    <style:style style:name="P78" style:family="paragraph" style:parent-style-name="Standard" style:list-style-name="L4">
      <style:paragraph-properties style:writing-mode="lr-tb"/>
      <style:text-properties officeooo:rsid="00664e70" officeooo:paragraph-rsid="00664e70"/>
    </style:style>
    <style:style style:name="P79" style:family="paragraph" style:parent-style-name="Standard">
      <style:paragraph-properties fo:break-before="auto" fo:break-after="auto" style:writing-mode="lr-tb"/>
    </style:style>
    <style:style style:name="T1" style:family="text">
      <style:text-properties officeooo:rsid="0027ea8c"/>
    </style:style>
    <style:style style:name="T2" style:family="text">
      <style:text-properties fo:font-style="italic" officeooo:rsid="002cb38e" style:font-style-asian="italic" style:font-style-complex="italic"/>
    </style:style>
    <style:style style:name="T3" style:family="text">
      <style:text-properties fo:font-style="italic" officeooo:rsid="002cb9f5" style:font-style-asian="italic" style:font-style-complex="italic"/>
    </style:style>
    <style:style style:name="T4" style:family="text">
      <style:text-properties officeooo:rsid="0027ea8c"/>
    </style:style>
    <style:style style:name="T5" style:family="text">
      <style:text-properties fo:font-style="italic" style:font-style-asian="italic" style:font-style-complex="italic"/>
    </style:style>
    <style:style style:name="T6" style:family="text">
      <style:text-properties fo:font-style="italic" officeooo:rsid="002cb9f5" style:font-style-asian="italic" style:font-style-complex="italic"/>
    </style:style>
    <style:style style:name="T7" style:family="text">
      <style:text-properties fo:font-style="italic" officeooo:rsid="002cb38e" style:font-style-asian="italic" style:font-style-complex="italic"/>
    </style:style>
    <style:style style:name="T8" style:family="text">
      <style:text-properties fo:font-style="italic" officeooo:rsid="001c966f" style:font-style-asian="italic" style:font-style-complex="italic"/>
    </style:style>
    <style:style style:name="T9" style:family="text">
      <style:text-properties fo:font-style="italic" officeooo:rsid="0036a9dc" style:font-style-asian="italic" style:font-style-complex="italic"/>
    </style:style>
    <style:style style:name="T10" style:family="text">
      <style:text-properties fo:font-style="italic" officeooo:rsid="0039ace8" style:font-style-asian="italic" style:font-style-complex="italic"/>
    </style:style>
    <style:style style:name="T11" style:family="text">
      <style:text-properties fo:font-style="italic" officeooo:rsid="003e2246" style:font-style-asian="italic" style:font-style-complex="italic"/>
    </style:style>
    <style:style style:name="T12" style:family="text">
      <style:text-properties fo:font-style="italic" officeooo:rsid="00403ee6" style:font-style-asian="italic" style:font-style-complex="italic"/>
    </style:style>
    <style:style style:name="T13" style:family="text">
      <style:text-properties fo:font-style="italic" officeooo:rsid="00413d16" style:font-style-asian="italic" style:font-style-complex="italic"/>
    </style:style>
    <style:style style:name="T14" style:family="text">
      <style:text-properties fo:font-style="italic" officeooo:rsid="0054eb6b" style:font-style-asian="italic" style:font-style-complex="italic"/>
    </style:style>
    <style:style style:name="T15" style:family="text">
      <style:text-properties fo:font-style="italic" officeooo:rsid="00557e12" style:font-style-asian="italic" style:font-style-complex="italic"/>
    </style:style>
    <style:style style:name="T16" style:family="text">
      <style:text-properties fo:font-style="italic" officeooo:rsid="006002f4" style:font-style-asian="italic" style:font-style-complex="italic"/>
    </style:style>
    <style:style style:name="T17" style:family="text">
      <style:text-properties fo:font-style="italic" officeooo:rsid="0062ec11" style:font-style-asian="italic" style:font-style-complex="italic"/>
    </style:style>
    <style:style style:name="T18" style:family="text">
      <style:text-properties fo:font-style="italic" officeooo:rsid="00684d2c" style:font-style-asian="italic" style:font-style-complex="italic"/>
    </style:style>
    <style:style style:name="T19" style:family="text">
      <style:text-properties fo:font-style="italic" fo:font-weight="normal" officeooo:rsid="004d0dfc" style:font-style-asian="italic" style:font-weight-asian="normal" style:font-style-complex="italic" style:font-weight-complex="normal"/>
    </style:style>
    <style:style style:name="T20" style:family="text">
      <style:text-properties fo:font-style="italic" fo:font-weight="normal" officeooo:rsid="0036a9dc" style:font-style-asian="italic" style:font-weight-asian="normal" style:font-style-complex="italic" style:font-weight-complex="normal"/>
    </style:style>
    <style:style style:name="T21" style:family="text">
      <style:text-properties fo:font-weight="bold" style:font-weight-asian="bold" style:font-weight-complex="bold"/>
    </style:style>
    <style:style style:name="T22" style:family="text">
      <style:text-properties fo:font-weight="bold" officeooo:rsid="0051c7e8" style:font-weight-asian="bold" style:font-weight-complex="bold"/>
    </style:style>
    <style:style style:name="T23" style:family="text">
      <style:text-properties fo:font-weight="bold" officeooo:rsid="0039ace8" style:font-weight-asian="bold" style:font-weight-complex="bold"/>
    </style:style>
    <style:style style:name="T24" style:family="text">
      <style:text-properties fo:font-weight="bold" officeooo:rsid="003b97de" style:font-weight-asian="bold" style:font-weight-complex="bold"/>
    </style:style>
    <style:style style:name="T25" style:family="text">
      <style:text-properties fo:font-weight="bold" officeooo:rsid="0054eb6b" style:font-weight-asian="bold" style:font-weight-complex="bold"/>
    </style:style>
    <style:style style:name="T26" style:family="text">
      <style:text-properties fo:font-weight="bold" officeooo:rsid="00581c53" style:font-weight-asian="bold" style:font-weight-complex="bold"/>
    </style:style>
    <style:style style:name="T27" style:family="text">
      <style:text-properties fo:font-style="normal" style:font-style-asian="normal" style:font-style-complex="normal"/>
    </style:style>
    <style:style style:name="T28" style:family="text">
      <style:text-properties fo:font-style="normal" officeooo:rsid="004d0dfc" style:font-style-asian="normal" style:font-style-complex="normal"/>
    </style:style>
    <style:style style:name="T29" style:family="text">
      <style:text-properties fo:font-style="normal" officeooo:rsid="0056f994" style:font-style-asian="normal" style:font-style-complex="normal"/>
    </style:style>
    <style:style style:name="T30" style:family="text">
      <style:text-properties fo:font-style="normal" fo:font-weight="normal" officeooo:rsid="004d0dfc" style:font-style-asian="normal" style:font-weight-asian="normal" style:font-style-complex="normal" style:font-weight-complex="normal"/>
    </style:style>
    <style:style style:name="T31" style:family="text">
      <style:text-properties fo:font-style="normal" fo:font-weight="normal" officeooo:rsid="004e73e3" style:font-style-asian="normal" style:font-weight-asian="normal" style:font-style-complex="normal" style:font-weight-complex="normal"/>
    </style:style>
    <style:style style:name="T32" style:family="text">
      <style:text-properties fo:font-style="normal" fo:font-weight="normal" officeooo:rsid="0064bcbe" style:font-style-asian="normal" style:font-weight-asian="normal" style:font-style-complex="normal" style:font-weight-complex="normal"/>
    </style:style>
    <style:style style:name="T33" style:family="text">
      <style:text-properties officeooo:rsid="001a9e88"/>
    </style:style>
    <style:style style:name="T34" style:family="text">
      <style:text-properties officeooo:rsid="001b6904"/>
    </style:style>
    <style:style style:name="T35" style:family="text">
      <style:text-properties officeooo:rsid="001c966f"/>
    </style:style>
    <style:style style:name="T36" style:family="text">
      <style:text-properties officeooo:rsid="001ef912"/>
    </style:style>
    <style:style style:name="T37" style:family="text">
      <style:text-properties officeooo:rsid="0022d228"/>
    </style:style>
    <style:style style:name="T38" style:family="text">
      <style:text-properties officeooo:rsid="00252fc9"/>
    </style:style>
    <style:style style:name="T39" style:family="text">
      <style:text-properties officeooo:rsid="002b611b"/>
    </style:style>
    <style:style style:name="T40" style:family="text">
      <style:text-properties officeooo:rsid="002cb38e"/>
    </style:style>
    <style:style style:name="T41" style:family="text">
      <style:text-properties officeooo:rsid="0034e14e"/>
    </style:style>
    <style:style style:name="T42" style:family="text">
      <style:text-properties officeooo:rsid="0036a9dc"/>
    </style:style>
    <style:style style:name="T43" style:family="text">
      <style:text-properties officeooo:rsid="0037ad89"/>
    </style:style>
    <style:style style:name="T44" style:family="text">
      <style:text-properties officeooo:rsid="0039ace8"/>
    </style:style>
    <style:style style:name="T45" style:family="text">
      <style:text-properties officeooo:rsid="003b97de"/>
    </style:style>
    <style:style style:name="T46" style:family="text">
      <style:text-properties officeooo:rsid="003e2246"/>
    </style:style>
    <style:style style:name="T47" style:family="text">
      <style:text-properties officeooo:rsid="00403ee6"/>
    </style:style>
    <style:style style:name="T48" style:family="text">
      <style:text-properties officeooo:rsid="00413d16"/>
    </style:style>
    <style:style style:name="T49" style:family="text">
      <style:text-properties officeooo:rsid="004ae4f9"/>
    </style:style>
    <style:style style:name="T50" style:family="text">
      <style:text-properties officeooo:rsid="004c760c"/>
    </style:style>
    <style:style style:name="T51" style:family="text">
      <style:text-properties officeooo:rsid="004ca90b"/>
    </style:style>
    <style:style style:name="T52" style:family="text">
      <style:text-properties officeooo:rsid="004cdfa7"/>
    </style:style>
    <style:style style:name="T53" style:family="text">
      <style:text-properties officeooo:rsid="004d0dfc"/>
    </style:style>
    <style:style style:name="T54" style:family="text">
      <style:text-properties officeooo:rsid="0054eb6b"/>
    </style:style>
    <style:style style:name="T55" style:family="text">
      <style:text-properties officeooo:rsid="00557e12"/>
    </style:style>
    <style:style style:name="T56" style:family="text">
      <style:text-properties officeooo:rsid="0056b68e"/>
    </style:style>
    <style:style style:name="T57" style:family="text">
      <style:text-properties officeooo:rsid="0057e90c"/>
    </style:style>
    <style:style style:name="T58" style:family="text">
      <style:text-properties officeooo:rsid="00581c53"/>
    </style:style>
    <style:style style:name="T59" style:family="text">
      <style:text-properties officeooo:rsid="005bafdd"/>
    </style:style>
    <style:style style:name="T60" style:family="text">
      <style:text-properties officeooo:rsid="005e9436"/>
    </style:style>
    <style:style style:name="T61" style:family="text">
      <style:text-properties officeooo:rsid="005f5e3b"/>
    </style:style>
    <style:style style:name="T62" style:family="text">
      <style:text-properties officeooo:rsid="006002f4"/>
    </style:style>
    <style:style style:name="T63" style:family="text">
      <style:text-properties officeooo:rsid="0064bcbe"/>
    </style:style>
    <style:style style:name="T64" style:family="text">
      <style:text-properties officeooo:rsid="0069e77f"/>
    </style:style>
    <style:style style:name="T65" style:family="text">
      <style:text-properties officeooo:rsid="006a6484"/>
    </style:style>
    <style:style style:name="T66" style:family="text">
      <style:text-properties officeooo:rsid="006bdd72"/>
    </style:style>
    <style:style style:name="T67" style:family="text">
      <style:text-properties officeooo:rsid="006dbd5f"/>
    </style:style>
    <style:style style:name="T68" style:family="text">
      <style:text-properties officeooo:rsid="006f4d0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middle" style:vertical-rel="paragraph" style:horizontal-pos="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left"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middle" style:vertical-rel="paragraph" style:horizontal-pos="from-left"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false">
        <text:changed-region xml:id="ct94219328158896" text:id="ct94219328158896">
          <text:insertion>
            <office:change-info>
              <dc:creator>Sara Boch</dc:creator>
              <dc:date>2013-12-10T09:40:00</dc:date>
            </office:change-info>
          </text:insertion>
        </text:changed-region>
        <text:changed-region xml:id="ct94219328838704" text:id="ct94219328838704">
          <text:deletion>
            <office:change-info>
              <dc:creator>Sara Boch</dc:creator>
              <dc:date>2013-12-10T09:55:00</dc:date>
            </office:change-info>
            <text:p text:style-name="P1">Picture 2.</text:p>
          </text:deletion>
        </text:changed-region>
        <text:changed-region xml:id="ct94219328985296" text:id="ct94219328985296">
          <text:insertion>
            <office:change-info>
              <dc:creator>Sara Boch</dc:creator>
              <dc:date>2013-12-10T09:59:00</dc:date>
            </office:change-info>
          </text:insertion>
        </text:changed-region>
        <text:changed-region xml:id="ct94219329005136" text:id="ct94219329005136">
          <text:insertion>
            <office:change-info>
              <dc:creator>Sara Boch</dc:creator>
              <dc:date>2013-12-10T10:00:00</dc:date>
            </office:change-info>
          </text:insertion>
        </text:changed-region>
        <text:changed-region xml:id="ct94219328998432" text:id="ct94219328998432">
          <text:deletion>
            <office:change-info>
              <dc:creator>Sara Boch</dc:creator>
              <dc:date>2013-12-10T10:00:00</dc:date>
            </office:change-info>
            <text:p text:style-name="P2"><text:span text:style-name="T1">customise</text:span></text:p>
          </text:deletion>
        </text:changed-region>
        <text:changed-region xml:id="ct94219329018352" text:id="ct94219329018352">
          <text:insertion>
            <office:change-info>
              <dc:creator>Sara Boch</dc:creator>
              <dc:date>2013-12-10T10:06:00</dc:date>
            </office:change-info>
          </text:insertion>
        </text:changed-region>
        <text:changed-region xml:id="ct94219329027360" text:id="ct94219329027360">
          <text:insertion>
            <office:change-info>
              <dc:creator>Sara Boch</dc:creator>
              <dc:date>2013-12-10T10:04:00</dc:date>
            </office:change-info>
          </text:insertion>
        </text:changed-region>
        <text:changed-region xml:id="ct94219329028864" text:id="ct94219329028864">
          <text:insertion>
            <office:change-info>
              <dc:creator>Sara Boch</dc:creator>
              <dc:date>2013-12-10T10:19:00</dc:date>
            </office:change-info>
          </text:insertion>
        </text:changed-region>
        <text:changed-region xml:id="ct94219329031232" text:id="ct94219329031232">
          <text:insertion>
            <office:change-info>
              <dc:creator>Sara Boch</dc:creator>
              <dc:date>2013-12-10T10:21:00</dc:date>
            </office:change-info>
          </text:insertion>
        </text:changed-region>
        <text:changed-region xml:id="ct94219328698416" text:id="ct94219328698416">
          <text:deletion>
            <office:change-info>
              <dc:creator>Sara Boch</dc:creator>
              <dc:date>2013-12-10T10:22:00</dc:date>
            </office:change-info>
            <text:p text:style-name="P3">s</text:p>
          </text:deletion>
        </text:changed-region>
        <text:changed-region xml:id="ct94219329040048" text:id="ct94219329040048">
          <text:insertion>
            <office:change-info>
              <dc:creator>Sara Boch</dc:creator>
              <dc:date>2013-12-10T10:41:00</dc:date>
            </office:change-info>
          </text:insertion>
        </text:changed-region>
        <text:changed-region xml:id="ct94219329046208" text:id="ct94219329046208">
          <text:deletion>
            <office:change-info>
              <dc:creator>Sara Boch</dc:creator>
              <dc:date>2013-12-10T10:23:00</dc:date>
            </office:change-info>
            <text:p text:style-name="P3"><text:span text:style-name="T2">s</text:span></text:p>
          </text:deletion>
        </text:changed-region>
        <text:changed-region xml:id="ct94219329045984" text:id="ct94219329045984">
          <text:deletion>
            <office:change-info>
              <dc:creator>Sara Boch</dc:creator>
              <dc:date>2013-12-10T10:41:00</dc:date>
            </office:change-info>
            <text:p text:style-name="P3"><text:span text:style-name="T3">ali</text:span></text:p>
          </text:deletion>
        </text:changed-region>
        <text:changed-region xml:id="ct94219329056176" text:id="ct94219329056176">
          <text:insertion>
            <office:change-info>
              <dc:creator>Sara Boch</dc:creator>
              <dc:date>2013-12-10T10:23:00</dc:date>
            </office:change-info>
          </text:insertion>
        </text:changed-region>
        <text:changed-region xml:id="ct94219329057136" text:id="ct94219329057136">
          <text:insertion>
            <office:change-info>
              <dc:creator>Sara Boch</dc:creator>
              <dc:date>2013-12-10T10:41:00</dc:date>
            </office:change-info>
          </text:insertion>
        </text:changed-region>
        <text:changed-region xml:id="ct94219329057584" text:id="ct94219329057584">
          <text:deletion>
            <office:change-info>
              <dc:creator>Sara Boch</dc:creator>
              <dc:date>2013-12-10T10:24:00</dc:date>
            </office:change-info>
            <text:p text:style-name="P3"><text:span text:style-name="T2">s</text:span></text:p>
          </text:deletion>
        </text:changed-region>
        <text:changed-region xml:id="ct94219329057360" text:id="ct94219329057360">
          <text:deletion>
            <office:change-info>
              <dc:creator>Sara Boch</dc:creator>
              <dc:date>2013-12-10T10:41:00</dc:date>
            </office:change-info>
            <text:p text:style-name="P3"><text:span text:style-name="T3">ali</text:span></text:p>
          </text:deletion>
        </text:changed-region>
        <text:changed-region xml:id="ct94219329052384" text:id="ct94219329052384">
          <text:deletion>
            <office:change-info>
              <dc:creator>Sara Boch</dc:creator>
              <dc:date>2013-12-10T10:35:00</dc:date>
            </office:change-info>
            <text:p text:style-name="P4">1</text:p>
          </text:deletion>
        </text:changed-region>
        <text:changed-region xml:id="ct94219329147280" text:id="ct94219329147280">
          <text:insertion>
            <office:change-info>
              <dc:creator>Sara Boch</dc:creator>
              <dc:date>2013-12-10T10:5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icture"/>
      </text:sequence-decls>
      <text:p text:style-name="P66"/>
      <text:p text:style-name="P43"/>
      <text:p text:style-name="P43"/>
      <text:p text:style-name="P43"/>
      <text:p text:style-name="P43"/>
      <text:p text:style-name="P43"/>
      <text:p text:style-name="P43"/>
      <text:p text:style-name="P45">Dynamics PyMOL Plugin Manual</text:p>
      <text:p text:style-name="P44">v. <text:span text:style-name="T37">2</text:span>.<text:span text:style-name="T59">2</text:span>.<text:span text:style-name="T68">1pre</text:span></text:p>
      <text:p text:style-name="P44"/>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University of Gdansk</text:p>
      <text:p text:style-name="P46">Laboratory of Biomolecular Systems Simulation</text:p>
      <text:p text:style-name="P51">Table of Content:</text:p>
      <text:p text:style-name="P4"/>
      <text:p text:style-name="P47">1. Introduction<text:tab/>3</text:p>
      <text:p text:style-name="P47">2. Requirements and Installation<text:tab/>4</text:p>
      <text:p text:style-name="P47">2.1. Requirements<text:tab/>4</text:p>
      <text:p text:style-name="P47">2.2. Installation<text:tab/>4</text:p>
      <text:p text:style-name="P60">2.2.1. Ubuntu<text:tab/>4</text:p>
      <text:p text:style-name="P60">2.2.2. Gentoo<text:tab/>4</text:p>
      <text:p text:style-name="P60">2.2.3. Other Linux distributions and <text:span text:style-name="T61">m</text:span>acOS<text:tab/>4</text:p>
      <text:p text:style-name="P60">2.2.4. Windows/Cygwin<text:tab/><text:span text:style-name="T64">4</text:span></text:p>
      <text:p text:style-name="P47">3. Instruction<text:tab/><text:span text:style-name="T57">6</text:span></text:p>
      <text:p text:style-name="P47">3.1. Molecule<text:tab/><text:span text:style-name="T57">6</text:span></text:p>
      <text:p text:style-name="P47">3.2. Force Field and Water Model<text:tab/><text:span text:style-name="T64">8</text:span></text:p>
      <text:p text:style-name="P47">3.3. Simulation Steps<text:tab/><text:span text:style-name="T58">11</text:span></text:p>
      <text:p text:style-name="P47">3.4. Restraints<text:tab/><text:span text:style-name="T36">11</text:span></text:p>
      <text:p text:style-name="P47">3.5. Configuration<text:tab/>1<text:span text:style-name="T65">3</text:span></text:p>
      <text:p text:style-name="P61">3.6. Additional Options<text:tab/>1<text:span text:style-name="T65">3</text:span></text:p>
      <text:p text:style-name="P48">3.<text:span text:style-name="T58">7</text:span>. <text:span text:style-name="T43">Vectors Options</text:span><text:tab/>1<text:span text:style-name="T65">3</text:span></text:p>
      <text:p text:style-name="P49">3.<text:span text:style-name="T58">8</text:span>. Additional Buttons<text:tab/>1<text:span text:style-name="T66">4</text:span></text:p>
      <text:p text:style-name="P47">4. <text:span text:style-name="T43">Interpretation Window</text:span><text:tab/>1<text:span text:style-name="T66">5</text:span></text:p>
      <text:p text:style-name="P47">4.1. <text:span text:style-name="T45">Contact Map</text:span><text:tab/>1<text:span text:style-name="T66">5</text:span></text:p>
      <text:p text:style-name="P47">5. Changelog<text:tab/><text:span text:style-name="T67">17</text:span></text:p>
      <text:p text:style-name="P47">6. Copyright<text:tab/><text:span text:style-name="T67">18</text:span></text:p>
      <text:p text:style-name="P52">1. Introduction</text:p>
      <text:p text:style-name="P4"/>
      <text:p text:style-name="P54">PyMOL is powerful and easy to use open source tool for viewing and manipulating molecules. Thanks to its API capabilities it can be extended by developing third party plugins in high level program<text:change-start text:change-id="ct94219328158896"/><text:span text:style-name="T38">m</text:span><text:change-end text:change-id="ct94219328158896"/>ing language Python. This project is focused on developing plugin for PyMOL, which add molecular dynamics simulation feature. It is meant to be easy to use. The plugin uses GROMACS tools as a back-end. Project is developed as an open source and as such create full open source stack together with PyMOL and GROMACS.</text:p>
      <text:p text:style-name="P56">Plugin is developed and maintained by Laboratory of Biomolecular Systems Simulation at University of Gdansk.</text:p>
      <text:p text:style-name="P52">2. Requirements and Installation</text:p>
      <text:p text:style-name="P4"/>
      <text:p text:style-name="P50">2.1. Requirements</text:p>
      <text:p text:style-name="P4"/>
      <text:p text:style-name="P55">The plugin should work on <text:span text:style-name="T50">Linux, Windows/Cygwin and MacOS X.</text:span></text:p>
      <text:p text:style-name="P57">Linux and MacOS X dependencies:</text:p>
      <text:list xml:id="list3619820294" text:style-name="L1">
        <text:list-item>
          <text:list>
            <text:list-item>
              <text:p text:style-name="P67">Bash</text:p>
            </text:list-item>
            <text:list-item>
              <text:p text:style-name="P67">Python2 with TkInter</text:p>
            </text:list-item>
            <text:list-item>
              <text:p text:style-name="P67">PyMOL</text:p>
            </text:list-item>
            <text:list-item>
              <text:p text:style-name="P67">GROMACS 5.x, <text:span text:style-name="T63">2016.x, 2018.x</text:span></text:p>
            </text:list-item>
          </text:list>
          <text:p text:style-name="P68">Windows<text:span text:style-name="T51">/Cygwin</text:span> dependencies:</text:p>
          <text:list text:continue-numbering="true">
            <text:list-item>
              <text:p text:style-name="P69">Cygwin</text:p>
            </text:list-item>
            <text:list-item>
              <text:p text:style-name="P69">PyMOL</text:p>
            </text:list-item>
            <text:list-item>
              <text:p text:style-name="P70">GROMACS<text:span text:style-name="T50"> 5.x, 2016.x, 2018.x</text:span></text:p>
            </text:list-item>
          </text:list>
        </text:list-item>
      </text:list>
      <text:p text:style-name="P56"/>
      <text:p text:style-name="P58">Prody is recommended for advanced features.</text:p>
      <text:p text:style-name="P3"/>
      <text:p text:style-name="P17">2.2. Installation</text:p>
      <text:p text:style-name="P28"/>
      <text:p text:style-name="P28"><text:tab/><text:span text:style-name="T56">The plugin can be installed in the standard PyMOL way, but optimal method depends on the platform.</text:span></text:p>
      <text:p text:style-name="P32"/>
      <text:p text:style-name="P33">2.2.1. Ubuntu</text:p>
      <text:p text:style-name="P3"/>
      <text:p text:style-name="P3">If you are Ubuntu user, then you can just add repository and install package:</text:p>
      <text:p text:style-name="P3"><text:tab/><text:span text:style-name="T5">sudo add-apt-repository ppa:</text:span><text:span text:style-name="T17">makson96</text:span><text:span text:style-name="T5">/dynamics</text:span></text:p>
      <text:p text:style-name="P16"><text:tab/>sudo apt-get update</text:p>
      <text:p text:style-name="P16"><text:tab/>sudo apt-get install pymol-plugin-<text:span text:style-name="T41">dynamics</text:span></text:p>
      <text:p text:style-name="P3">All required libraries will be downloaded as dependencies. Supported versions of Ubuntu <text:span text:style-name="T42">are 16.04 and 18.04</text:span>.</text:p>
      <text:p text:style-name="P2"/>
      <text:p text:style-name="P33">2.2.2. Gentoo</text:p>
      <text:p text:style-name="P31"/>
      <text:p text:style-name="P31">If you are Gentoo user, then you can use ebuild system. To make the installation use (as root):</text:p>
      <text:p text:style-name="P31"><text:tab/><text:span text:style-name="T5">emerge --ask sci-chemistry/pymol-plugins-dynamics</text:span></text:p>
      <text:p text:style-name="P36"/>
      <text:p text:style-name="P38">2.2.3. Other Linux distributions and <text:span text:style-name="T61">m</text:span>acOS</text:p>
      <text:p text:style-name="P38"/>
      <text:p text:style-name="P23"><text:tab/><text:span text:style-name="T52">A</text:span>ll other <text:span text:style-name="T51">Linux distributions</text:span> as well <text:span text:style-name="T53">as macOS are supported by standard PyMOL plugin install interface. On macOS you will need to use X11 Hybrid version of PyMOL, as described here:</text:span></text:p>
      <text:p text:style-name="P39"><text:span text:style-name="T61"><text:tab/></text:span><text:a xlink:type="simple" xlink:href="https://pymolwiki.org/index.php/MAC_Install#X11_Hybrid" text:style-name="Internet_20_link" text:visited-style-name="Visited_20_Internet_20_Link"><text:span text:style-name="T61">https://pymolwiki.org/index.php/MAC_Install#X11_Hybrid</text:span></text:a></text:p>
      <text:p text:style-name="P39"><text:span text:style-name="T61">Download</text:span> plugin directly from its GitHub repository:</text:p>
      <text:p text:style-name="P53"><text:a xlink:type="simple" xlink:href="https://github.com/makson96/Dynamics" text:style-name="Internet_20_link" text:visited-style-name="Visited_20_Internet_20_Link">https://github.com/</text:a><text:a xlink:type="simple" xlink:href="https://github.com/makson96/Dynamics" text:style-name="Internet_20_link" text:visited-style-name="Visited_20_Internet_20_Link"><text:span text:style-name="T62">makson96</text:span></text:a><text:a xlink:type="simple" xlink:href="https://github.com/makson96/Dynamics" text:style-name="Internet_20_link" text:visited-style-name="Visited_20_Internet_20_Link">/Dynamics</text:a></text:p>
      <text:p text:style-name="P3">You can <text:span text:style-name="T42">download the latest</text:span> master snapshot by command:</text:p>
      <text:p text:style-name="P3"><text:tab/><text:span text:style-name="T5">git clone git://github.com/</text:span><text:span text:style-name="T16">makson96</text:span><text:span text:style-name="T5">/Dynamics.git</text:span></text:p>
      <text:p text:style-name="P3">Then run PyMOL as a root. On the top Menu choose <text:span text:style-name="T5">Plugin-&gt;Manage Plugins-&gt;Install...</text:span> Then choose <text:span text:style-name="T5">pymol_plugin_</text:span><text:span text:style-name="T9">dynamics</text:span><text:span text:style-name="T5">.py</text:span> file. After installation restart PyMOL with normal user privilege.</text:p>
      <text:p text:style-name="P2"/>
      <text:p text:style-name="P34"><text:span text:style-name="T27">2.2.</text:span><text:span text:style-name="T29">4</text:span><text:span text:style-name="T27">. </text:span><text:span text:style-name="T28">Windows/Cygwin</text:span></text:p>
      <text:p text:style-name="P37"/>
      <text:list xml:id="list2902155439" text:style-name="L2">
        <text:list-item>
          <text:p text:style-name="P71">Download and install the latest version of Cygwin including appropriate code development packages.</text:p>
        </text:list-item>
        <text:list-item>
          <text:p text:style-name="P71"><text:soft-page-break/>Download, compile, and install the <text:span text:style-name="T63">proper </text:span>GROMACS <text:span text:style-name="T63">version </text:span>under Cygwin. Follow the standard compilation, installation and testing instructions to build, compile and install GROMACS under Cygwin. For example:</text:p>
          <text:p text:style-name="P73"><text:span text:style-name="T30">%</text:span><text:span text:style-name="T19"> cd gromacs-2016.3</text:span></text:p>
          <text:p text:style-name="P75">% mkdir build</text:p>
          <text:p text:style-name="P75">% cmake .. -DBUILD_SHARED_LIBS=off -DGMX_BUILD_OWN_FFTW=ON -DCMAKE_INSTALL_PREFIX=/cygdrive/c/&lt;YOUR_GROMACS_ROOT&gt;</text:p>
          <text:p text:style-name="P75">% make &gt;&amp; make.log</text:p>
          <text:p text:style-name="P75">% make install &gt;&amp; make.install.log</text:p>
        </text:list-item>
        <text:list-item>
          <text:p text:style-name="P72">Test GROMACS from Cywin command line.</text:p>
        </text:list-item>
        <text:list-item>
          <text:p text:style-name="P72">Download and install 64 bit PyMOL 1.8.2.0, which comes with Python 2.7.9.</text:p>
        </text:list-item>
        <text:list-item>
          <text:p text:style-name="P72">Test PyMOL.</text:p>
        </text:list-item>
        <text:list-item>
          <text:p text:style-name="P72">Update PATH environment variable on Windows to include the following bin directories corresponding to GROMACS and Cygwin:</text:p>
          <text:p text:style-name="P72">C:\&lt;YOUR_GROMACS_ROOT&gt;\bin</text:p>
          <text:p text:style-name="P72">C:\&lt;YOUR_CYGWIN_PATH&gt;\bin</text:p>
        </text:list-item>
        <text:list-item>
          <text:p text:style-name="P74"><text:span text:style-name="T30">Install the GROMACS plugin following standard PyMOL instructions. </text:span><text:span text:style-name="T31">Download latest plugin version from link: </text:span><text:a xlink:type="simple" xlink:href="https://github.com/makson96/Dynamics/archive/v2.2.0.zip" text:style-name="Internet_20_link" text:visited-style-name="Visited_20_Internet_20_Link"><text:span text:style-name="T32">https://github.com/makson96/Dynamics/archive/v2.2.0.zip</text:span></text:a><text:span text:style-name="T32"> </text:span><text:span text:style-name="T31">and unpack it. R</text:span><text:span text:style-name="T30">un PyMOL. On the top Menu choose </text:span><text:span text:style-name="T19">Plugin-&gt;Manage Plugins-&gt;Install...</text:span><text:span text:style-name="T30"> Then choose </text:span><text:span text:style-name="T19">pymol_plugin_</text:span><text:span text:style-name="T20">dynamics</text:span><text:span text:style-name="T19">.py</text:span><text:span text:style-name="T30"> file. After installation restart PyMOL.</text:span></text:p>
        </text:list-item>
      </text:list>
      <text:p text:style-name="P41">3. Instruction</text:p>
      <text:p text:style-name="P3"/>
      <text:p text:style-name="P3"><text:tab/>Dynamics PyMOL plugin is meant to be as easy to use as it is possible. As an input it takes PDB molecule model. As an output it creates PDB multimodel molecule, which could be easily stored and viewed. After starting PyMOL load PDB file for which molecular dynamics simulation needs to be performed. If you want some specific atoms to restraints just select them on displayed molecule model. Now all you need to do is to click on top <text:span text:style-name="T5">Menu-&gt;Plugin-&gt;dynamics</text:span> and plugin menu should open. All available options are described in this chapter.</text:p>
      <text:p text:style-name="P3"/>
      <text:p text:style-name="P19"><draw:frame draw:style-name="fr1" draw:name="Ramka1" text:anchor-type="char" svg:width="16.51cm" draw:z-index="7"><draw:text-box fo:min-height="8.872cm"><text:p text:style-name="Picture"><draw:frame draw:style-name="fr8" draw:name="graphics1" text:anchor-type="as-char" svg:width="16.51cm" style:rel-width="100%" svg:height="8.872cm" style:rel-height="scale" draw:z-index="22"><draw:image xlink:href="Pictures/100002010000042C000001BE9D883D5D3D155EF1.png" xlink:type="simple" xlink:show="embed" xlink:actuate="onLoad" loext:mime-type="image/png"/></draw:frame><text:line-break/>Picture <text:sequence text:ref-name="refPicture0" text:name="Picture" text:formula="ooow:Picture+1" style:num-format="1">1</text:sequence></text:p></draw:text-box></draw:frame></text:p>
      <text:p text:style-name="P17"/>
      <text:p text:style-name="P32">3.1. Molecule</text:p>
      <text:p text:style-name="P3"/>
      <text:p text:style-name="P3"><text:tab/>There are three columns in the plugin menu. The left one is used to choose a molecule for dynamics simulation. If you have loaded any molecule in PyMOL the list of those should appear. Chose one, for which you want perform simulation.</text:p>
      <text:p text:style-name="P3"/>
      <text:p text:style-name="P18"/>
      <text:p text:style-name="P1"><draw:frame draw:style-name="fr7" draw:name="Ramka2" text:anchor-type="char" svg:x="0cm" svg:width="3.048cm" draw:z-index="8"><draw:text-box fo:min-height="8.484cm"><text:p text:style-name="Picture"><draw:frame draw:style-name="fr8" draw:name="grafika2" text:anchor-type="as-char" svg:width="3.048cm" style:rel-width="100%" svg:height="8.484cm" style:rel-height="scale" draw:z-index="24"><draw:image xlink:href="Pictures/1000020100000097000001A50F99E8BEFB836A5C.png" xlink:type="simple" xlink:show="embed" xlink:actuate="onLoad" loext:mime-type="image/png"/></draw:frame><text:line-break/>Picture <text:sequence text:ref-name="refPicture1" text:name="Picture" text:formula="ooow:Picture+1" style:num-format="1">2</text:sequence></text:p></draw:text-box></draw:frame><text:change text:change-id="ct94219328838704"/><text:soft-page-break/></text:p>
      <text:p text:style-name="P20"><text:tab/>If you haven't loaded any molecule in PyMOL. The <text:span text:style-name="T5">Browse</text:span> button should appear. You can use it to select PDB file for molecular dynamics simulation.</text:p>
      <text:p text:style-name="P3"/>
      <text:p text:style-name="P3"><draw:frame draw:style-name="fr2" draw:name="Ramka3" text:anchor-type="char" svg:x="0.051cm" svg:y="-0.025cm" svg:width="3.353cm" draw:z-index="9"><draw:text-box fo:min-height="9.55cm"><text:p text:style-name="Picture"><draw:frame draw:style-name="fr8" draw:name="grafika3" text:anchor-type="as-char" svg:width="3.353cm" style:rel-width="100%" svg:height="9.55cm" style:rel-height="scale" draw:z-index="26"><draw:image xlink:href="Pictures/1000020100000099000001B40EA01F3C07971A98.png" xlink:type="simple" xlink:show="embed" xlink:actuate="onLoad" loext:mime-type="image/png"/></draw:frame><text:line-break/>Picture <text:sequence text:ref-name="refPicture2" text:name="Picture" text:formula="ooow:Picture+1" style:num-format="1">3</text:sequence></text:p></draw:text-box></draw:frame></text:p>
      <text:p text:style-name="P3"><text:tab/>If you have earlier performed any simulations using this plugin, the additional list should appear. It will allow you to select any molecules from previous projects.</text:p>
      <text:p text:style-name="P3"/>
      <text:p text:style-name="P3"><draw:frame draw:style-name="fr2" draw:name="Ramka4" text:anchor-type="char" svg:x="0.018cm" svg:y="0.016cm" svg:width="3.353cm" draw:z-index="10"><draw:text-box fo:min-height="9.576cm"><text:p text:style-name="Picture"><draw:frame draw:style-name="fr8" draw:name="grafika4" text:anchor-type="as-char" svg:width="3.353cm" style:rel-width="100%" svg:height="9.576cm" style:rel-height="scale" draw:z-index="27"><draw:image xlink:href="Pictures/1000020100000099000001B43D3F1CED3F9D3C66.png" xlink:type="simple" xlink:show="embed" xlink:actuate="onLoad" loext:mime-type="image/png"/></draw:frame><text:line-break/>Picture <text:sequence text:ref-name="refPicture3" text:name="Picture" text:formula="ooow:Picture+1" style:num-format="1">4</text:sequence></text:p></draw:text-box></draw:frame><text:soft-page-break/></text:p>
      <text:p text:style-name="P53">The last list in this column determine which part of molecule should be displayed as a final result. It does not affect any calculations. The default selection is whole <text:span text:style-name="T5">Protein</text:span>, as it is suggested by GROMACS.</text:p>
      <text:p text:style-name="P40"><draw:frame draw:style-name="fr2" draw:name="Ramka5" text:anchor-type="char" svg:x="0.102cm" svg:y="0.215cm" svg:width="3.099cm" draw:z-index="11"><draw:text-box fo:min-height="8.814cm"><text:p text:style-name="Picture"><draw:frame draw:style-name="fr8" draw:name="grafika5" text:anchor-type="as-char" svg:width="3.099cm" style:rel-width="100%" svg:height="8.814cm" style:rel-height="scale" draw:z-index="28"><draw:image xlink:href="Pictures/1000020100000099000001B4295EBA19487E3D35.png" xlink:type="simple" xlink:show="embed" xlink:actuate="onLoad" loext:mime-type="image/png"/></draw:frame><text:line-break/>Picture <text:sequence text:ref-name="refPicture4" text:name="Picture" text:formula="ooow:Picture+1" style:num-format="1">5</text:sequence></text:p></draw:text-box></draw:frame></text:p>
      <text:p text:style-name="P24"><text:span text:style-name="T22">3</text:span><text:span text:style-name="T21">.2. Force Field and Water Model</text:span></text:p>
      <text:p text:style-name="P3"/>
      <text:p text:style-name="P3"><text:soft-page-break/><text:tab/>The middle column is focused on force fields and water models for molecular dynamics simulation. The first radio<text:change-start text:change-id="ct94219328985296"/> <text:change-end text:change-id="ct94219328985296"/>buttons list allows you to choose force field provided by GROMACS tool. Note that not all force fields can perform full molecular dynamics simulation for given molecule.</text:p>
      <text:p text:style-name="P3"/>
      <text:p text:style-name="P2"><draw:frame draw:style-name="fr2" draw:name="Ramka6" text:anchor-type="char" svg:x="0.053cm" svg:y="0.355cm" svg:width="16.48cm" draw:z-index="13"><draw:text-box fo:min-height="10.186cm"><text:p text:style-name="Picture"><draw:frame draw:style-name="fr9" draw:name="Obraz9" text:anchor-type="paragraph" svg:width="16.432cm" svg:height="9.543cm" draw:z-index="23"><draw:image xlink:href="Pictures/10000201000002FE000001BD12CB2509AB2B44C5.png" xlink:type="simple" xlink:show="embed" xlink:actuate="onLoad" loext:mime-type="image/png"/></draw:frame>Picture <text:sequence text:ref-name="refPicture5" text:name="Picture" text:formula="ooow:Picture+1" style:num-format="1">6</text:sequence></text:p></draw:text-box></draw:frame></text:p>
      <text:p text:style-name="P3"/>
      <text:p text:style-name="P3"><text:tab/>Below force field<text:span text:style-name="T34">s</text:span> there is a label with default water model for chosen force field. You can change it by clicking <text:span text:style-name="T5">Choose...</text:span> button. Note that every force field may have different available list of water models. <text:span text:style-name="T42">What is more, you can choose her to use implicit solvent instead of explicit. In this case, choosing water model, configuring water box and few steps in </text:span><text:span text:style-name="T9">Simulation Steps</text:span><text:span text:style-name="T42"> will be blocked, as they have no use for implicit solvent.</text:span></text:p>
      <text:p text:style-name="P3"/>
      <text:p text:style-name="P3"/>
      <text:p text:style-name="P3"><draw:frame draw:style-name="fr3" draw:name="Ramka7" text:anchor-type="char" svg:width="14.049cm" draw:z-index="14"><draw:text-box fo:min-height="8.043cm"><text:p text:style-name="Picture"><draw:frame draw:style-name="fr8" draw:name="Obraz2" text:anchor-type="as-char" svg:width="14.049cm" style:rel-width="100%" svg:height="8.043cm" style:rel-height="scale" draw:z-index="29"><draw:image xlink:href="Pictures/1000020100000213000001303F0FFD70E911F59C.png" xlink:type="simple" xlink:show="embed" xlink:actuate="onLoad" loext:mime-type="image/png"/></draw:frame><text:line-break/>Picture <text:sequence text:ref-name="refPicture6" text:name="Picture" text:formula="ooow:Picture+1" style:num-format="1">7</text:sequence></text:p></draw:text-box></draw:frame><text:soft-page-break/></text:p>
      <text:p text:style-name="P2"><text:tab/>Next to the <text:span text:style-name="T5">Choose...</text:span> button there is a <text:span text:style-name="T5">Configure</text:span> button, which allows you to <text:change-start text:change-id="ct94219329005136"/><text:span text:style-name="T1">customize</text:span><text:change-end text:change-id="ct94219329005136"/><text:change text:change-id="ct94219328998432"/> water box details. Here you can change shape of the box, water density which is given in g/L unit. You can also determine here the size of the water box, which is given in multiple of molecule size.</text:p>
      <text:p text:style-name="P2"/>
      <text:p text:style-name="P26"><draw:frame draw:style-name="fr4" draw:name="Ramka8" text:anchor-type="char" svg:width="7.99cm" draw:z-index="15"><draw:text-box fo:min-height="7.382cm"><text:p text:style-name="Picture"><draw:frame draw:style-name="fr8" draw:name="grafika10" text:anchor-type="as-char" svg:width="7.99cm" style:rel-width="100%" svg:height="7.382cm" style:rel-height="scale" draw:z-index="30"><draw:image xlink:href="Pictures/100002010000012E00000113C0164E7D7FAED60B.png" xlink:type="simple" xlink:show="embed" xlink:actuate="onLoad" loext:mime-type="image/png"/></draw:frame><text:line-break/>Picture <text:sequence text:ref-name="refPicture7" text:name="Picture" text:formula="ooow:Picture+1" style:num-format="1">8</text:sequence></text:p></draw:text-box></draw:frame></text:p>
      <text:p text:style-name="P22"><text:tab/><text:span text:style-name="T55">The third button </text:span><text:span text:style-name="T15">Hydrogen Mass</text:span><text:span text:style-name="T55"> allows configuring hydrogen atoms used in the simulation.</text:span></text:p>
      <text:p text:style-name="P28"/>
      <text:p text:style-name="P28"><draw:frame draw:style-name="fr5" draw:name="Ramka17" text:anchor-type="paragraph" svg:width="7.62cm" draw:z-index="21"><draw:text-box fo:min-height="5.791cm"><text:p text:style-name="Picture"><draw:frame draw:style-name="fr8" draw:name="Obraz8" text:anchor-type="as-char" svg:width="7.62cm" style:rel-width="100%" svg:height="5.791cm" style:rel-height="scale" draw:z-index="31"><draw:image xlink:href="Pictures/100002010000012C000000E457999E68AD36695B.png" xlink:type="simple" xlink:show="embed" xlink:actuate="onLoad" loext:mime-type="image/png"/></draw:frame><text:line-break/>Picture <text:sequence text:ref-name="refPicture8" text:name="Picture" text:formula="ooow:Picture+1" style:num-format="1">9</text:sequence></text:p></draw:text-box></draw:frame><text:soft-page-break/></text:p>
      <text:p text:style-name="P32"/>
      <text:p text:style-name="P32">3.3. Simulation Steps</text:p>
      <text:p text:style-name="P3"/>
      <text:p text:style-name="P3"><text:tab/>The right column of plugin menu is devoted for advanced configuration. The first configuration option is <text:span text:style-name="T5">Simulation Steps</text:span>. Not all molecular dynamics calculation<text:change-start text:change-id="ct94219329018352"/><text:span text:style-name="T1">s</text:span><text:change-end text:change-id="ct94219329018352"/> need to be done at once. To configure this aspect you can click <text:span text:style-name="T5">Configure</text:span> button below the label <text:span text:style-name="T5">Simulation Steps</text:span>. You will then get<text:change-start text:change-id="ct94219329027360"/> <text:change-end text:change-id="ct94219329027360"/><text:change-start text:change-id="ct94219329028864"/><text:span text:style-name="T39">the</text:span><text:change-end text:change-id="ct94219329028864"/> list of available steps. Select those, which you want to do. After calculation you can save results and finish work on other machine or resume work on the same computer later. To resume work in the main menu select molecule in left column from list <text:span text:style-name="T5">Previous Projects</text:span> and check box <text:span text:style-name="T5">Resume</text:span> in the <text:span text:style-name="T5">Simulation Steps</text:span>. You can also select here if you want to do restraints or not <text:span text:style-name="T35">and chose if you want to use x2top instead of pdb2gmx for creating topology file</text:span>.</text:p>
      <text:p text:style-name="P3"/>
      <text:p text:style-name="P2"><draw:frame draw:style-name="fr4" draw:name="Ramka9" text:anchor-type="char" svg:width="9.895cm" draw:z-index="16"><draw:text-box fo:min-height="9.049cm"><text:p text:style-name="Picture"><draw:frame draw:style-name="fr8" draw:name="Obraz1" text:anchor-type="as-char" svg:width="9.895cm" style:rel-width="100%" svg:height="9.049cm" style:rel-height="scale" draw:z-index="32"><draw:image xlink:href="Pictures/100002010000017600000156657F75ABB52141D1.png" xlink:type="simple" xlink:show="embed" xlink:actuate="onLoad" loext:mime-type="image/png"/></draw:frame><text:line-break/>Picture <text:sequence text:ref-name="refPicture9" text:name="Picture" text:formula="ooow:Picture+1" style:num-format="1">10</text:sequence></text:p></draw:text-box></draw:frame></text:p>
      <text:p text:style-name="P17">3.4. Restraints</text:p>
      <text:p text:style-name="P3"><text:soft-page-break/></text:p>
      <text:p text:style-name="P3"><text:tab/>If the checkbox for <text:span text:style-name="T5">Restraints (optional)</text:span><text:span text:style-name="T27"> in </text:span><text:span text:style-name="T5">Simulation Steps</text:span><text:span text:style-name="T27"> is checked, t</text:span>he <text:span text:style-name="T5">Configure</text:span> button below <text:span text:style-name="T5">Restraints (Select Atoms)</text:span> will become active. After clicking button you will get the list of proposed parts of molecules to be restraints. Every list of the atoms contain atoms IDs, which are assigned to them in PDB file. The last options show atoms selected in PyMOL. You can choose one of the available list and modify which atoms should be restrained. Those atoms will get big energy penalty for every move while performing molecular dynamics simulation, so they will stay fixed and only not selected atoms will get proper molecular dynamics simulation.</text:p>
      <text:p text:style-name="P3"/>
      <text:p text:style-name="P2"/>
      <text:p text:style-name="P2"><draw:frame draw:style-name="fr2" draw:name="Ramka10" text:anchor-type="char" svg:x="0.406cm" svg:y="-0.254cm" svg:width="11.098cm" draw:z-index="18"><draw:text-box fo:min-height="17.605cm"><text:p text:style-name="Picture"><draw:frame draw:style-name="fr8" draw:name="grafika7" text:anchor-type="as-char" svg:width="11.582cm" style:rel-width="100%" svg:height="17.78cm" style:rel-height="scale" draw:z-index="33"><draw:image xlink:href="Pictures/100002010000024600000408E1632B626D2FDDA3.png" xlink:type="simple" xlink:show="embed" xlink:actuate="onLoad" loext:mime-type="image/png"/></draw:frame><text:line-break/>Picture <text:sequence text:ref-name="refPicture10" text:name="Picture" text:formula="ooow:Picture+1" style:num-format="1">11</text:sequence></text:p></draw:text-box></draw:frame></text:p>
      <text:p text:style-name="P3"/>
      <text:p text:style-name="P17"><text:soft-page-break/>3.5. Configuration</text:p>
      <text:p text:style-name="P17"/>
      <text:p text:style-name="P3"><text:tab/>There are three more configuration option<text:change-start text:change-id="ct94219329031232"/><text:span text:style-name="T39">s</text:span><text:change-end text:change-id="ct94219329031232"/> in the right column. The first configuration option<text:change text:change-id="ct94219328698416"/> is for <text:span text:style-name="T5">Energy Minim</text:span><text:change-start text:change-id="ct94219329040048"/><text:span text:style-name="T3">iz</text:span><text:change-end text:change-id="ct94219329040048"/><text:change text:change-id="ct94219329046208"/><text:change text:change-id="ct94219329045984"/><text:span text:style-name="T5">ation</text:span>. This step is performed after adding molecule to water box. Some atoms in that system may collide. The purpose is to move water atoms a bit, so dynamics simulation will not start in <text:change-start text:change-id="ct94219329056176"/><text:span text:style-name="T40">a </text:span><text:change-end text:change-id="ct94219329056176"/>very inconvenient energy state.</text:p>
      <text:p text:style-name="P3"><text:tab/>The second option is for <text:span text:style-name="T5">Progression Restrained MD</text:span>. This step keep molecule fix, while allow water molecules to moves. It will make water to fill any holes created by E<text:span text:style-name="T5">nergy Minim</text:span><text:change-start text:change-id="ct94219329057136"/><text:span text:style-name="T3">iz</text:span><text:change-end text:change-id="ct94219329057136"/><text:change text:change-id="ct94219329057584"/><text:change text:change-id="ct94219329057360"/><text:span text:style-name="T5">ation</text:span>.</text:p>
      <text:p text:style-name="P3"><text:tab/>The third option is for final <text:span text:style-name="T5">Molecular Dynamics Simulation</text:span>. <text:span text:style-name="T35">You can also configure here constraints (</text:span><text:span text:style-name="T8">Options for bonds</text:span><text:span text:style-name="T35">).</text:span></text:p>
      <text:p text:style-name="P2"/>
      <text:p text:style-name="P2"><draw:frame draw:style-name="fr5" draw:name="Ramka16" text:anchor-type="paragraph" svg:width="10.592cm" draw:z-index="5"><draw:text-box fo:min-height="6.477cm"><text:p text:style-name="Picture"><draw:frame draw:style-name="fr8" draw:name="Obraz4" text:anchor-type="as-char" svg:width="10.592cm" style:rel-width="100%" svg:height="6.477cm" style:rel-height="scale" draw:z-index="17"><draw:image xlink:href="Pictures/10000201000001A1000000FFBBFCAB83CEC76F46.png" xlink:type="simple" xlink:show="embed" xlink:actuate="onLoad" loext:mime-type="image/png"/></draw:frame><text:line-break/>Picture <text:sequence text:ref-name="refPicture11" text:name="Picture" text:formula="ooow:Picture+1" style:num-format="1">12</text:sequence></text:p></draw:text-box></draw:frame></text:p>
      <text:p text:style-name="P3"><text:tab/>To get exact info about available options look at GROMACS configuration MDP files options:</text:p>
      <text:p text:style-name="P3"><text:bookmark-start text:name="__DdeLink__2222_453574700"/><text:a xlink:type="simple" xlink:href="http://manual.gromacs.org/current/online/mdp_opt.html" text:style-name="Internet_20_link" text:visited-style-name="Visited_20_Internet_20_Link">http</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manual</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gromacs</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org</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current</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online</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mdp</text:a><text:a xlink:type="simple" xlink:href="http://manual.gromacs.org/current/online/mdp_opt.html" text:style-name="Internet_20_link" text:visited-style-name="Visited_20_Internet_20_Link">_</text:a><text:a xlink:type="simple" xlink:href="http://manual.gromacs.org/current/online/mdp_opt.html" text:style-name="Internet_20_link" text:visited-style-name="Visited_20_Internet_20_Link">opt</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html</text:a><text:bookmark-end text:name="__DdeLink__2222_453574700"/></text:p>
      <text:p text:style-name="P5"><text:tab/>If you want to use your own MDP files instead of available configuration options just paste your files to <text:span text:style-name="T5">~/.dynamics/ </text:span>directory. File names are respectively <text:span text:style-name="T5">em.mdp</text:span>, <text:span text:style-name="T5">pr.mdp</text:span>, <text:span text:style-name="T5">md.mdp</text:span>.</text:p>
      <text:p text:style-name="P8"/>
      <text:p text:style-name="P6"><text:span text:style-name="T23">3.6. </text:span><text:span text:style-name="T25">Additional</text:span><text:span text:style-name="T23"> Options</text:span></text:p>
      <text:p text:style-name="P13"/>
      <text:p text:style-name="P13"><text:tab/><text:span text:style-name="T54">The </text:span><text:span text:style-name="T14">Adding ions &amp; Neutralize</text:span><text:span text:style-name="T54"> button will provide options for ions handling in the project.</text:span></text:p>
      <text:p text:style-name="P13"><text:span text:style-name="T44"><text:tab/>On the bottom of the column there is </text:span><text:span text:style-name="T11">Dynamics Simulation Time</text:span><text:span text:style-name="T46"> entry. Changing it will alter </text:span><text:span text:style-name="T11">Molecular Dynamics Simulation</text:span><text:span text:style-name="T46"> options, to adjust it to given time.</text:span></text:p>
      <text:p text:style-name="P12"/>
      <text:p text:style-name="P21"><text:span text:style-name="T23">3.</text:span><text:span text:style-name="T26">7</text:span><text:span text:style-name="T23">. Vectors Options</text:span></text:p>
      <text:p text:style-name="P29"/>
      <text:p text:style-name="P29"><text:tab/><text:span text:style-name="T44">Under the </text:span><text:span text:style-name="T10">Vectors Options</text:span><text:span text:style-name="T44"> label, there is </text:span><text:span text:style-name="T10">Configure</text:span><text:span text:style-name="T44"> button, which can be pressed if Prody is installed. Here you can choose what type of vector model do you want and if you what Contact Map (and Cross-correlation) to be calculated.</text:span></text:p>
      <text:p text:style-name="P29"/>
      <text:p text:style-name="P30"><draw:frame draw:style-name="fr4" draw:name="Ramka11" text:anchor-type="char" svg:width="7.197cm" draw:z-index="4"><draw:text-box fo:min-height="3.598cm"><text:p text:style-name="Picture"><draw:frame draw:style-name="fr8" draw:name="Obraz3" text:anchor-type="as-char" svg:width="7.197cm" style:rel-width="100%" svg:height="3.598cm" style:rel-height="scale" draw:z-index="12"><draw:image xlink:href="Pictures/100002010000011000000088F0C564C36FB5B2B3.png" xlink:type="simple" xlink:show="embed" xlink:actuate="onLoad" loext:mime-type="image/png"/></draw:frame><text:line-break/>Picture <text:sequence text:ref-name="refPicture12" text:name="Picture" text:formula="ooow:Picture+1" style:num-format="1">13</text:sequence></text:p></draw:text-box></draw:frame></text:p>
      <text:p text:style-name="P35"><text:soft-page-break/></text:p>
      <text:p text:style-name="P27"><text:span text:style-name="T21">3.</text:span><text:span text:style-name="T26">8</text:span><text:span text:style-name="T21">. Additional buttons</text:span></text:p>
      <text:p text:style-name="P3"/>
      <text:p text:style-name="P3"><text:tab/>In the main menu on the bottom there are six buttons. From the left.<text:span text:style-name="T5"> </text:span><text:span text:style-name="T18">Exit</text:span> button will exit the plugin. <text:span text:style-name="T5">Clean</text:span> button will remove all temporary plugin files including previous project files. <text:span text:style-name="T5">Help</text:span> button will display brief help information. <text:span text:style-name="T5">Save</text:span> button will allow you to save your molecule with all settings and any previous work as at <text:span text:style-name="T5">tar.bz2</text:span> archive. <text:span text:style-name="T5">Load</text:span> button will allow you to load previously saved <text:span text:style-name="T5">tar.bz2</text:span> archive. <text:span text:style-name="T5">OK</text:span> button will take you to next window, in which you will perform molecular dynamics simulation.</text:p>
      <text:p text:style-name="P3"><draw:frame draw:style-name="fr2" draw:name="Ramka12" text:anchor-type="char" svg:x="0cm" svg:y="0.032cm" svg:width="16.794cm" draw:z-index="3"><draw:text-box fo:min-height="7.648cm"><text:p text:style-name="Picture"><draw:frame draw:style-name="fr9" draw:name="Obraz10" text:anchor-type="paragraph" svg:width="16.785cm" svg:height="7.033cm" draw:z-index="25"><draw:image xlink:href="Pictures/10000201000004B8000001FA33784750B0329023.png" xlink:type="simple" xlink:show="embed" xlink:actuate="onLoad" loext:mime-type="image/png"/></draw:frame>Picture <text:sequence text:ref-name="refPicture13" text:name="Picture" text:formula="ooow:Picture+1" style:num-format="1">14</text:sequence></text:p></draw:text-box></draw:frame></text:p>
      <text:p text:style-name="P3"/>
      <text:p text:style-name="P53">In the next menu there are <text:span text:style-name="T46">5</text:span> buttons. From the left. <text:span text:style-name="T5">EXIT</text:span> button will quit plugin. <text:span text:style-name="T5">SAV</text:span>E button will allow you to save current project with its progress and settings as a <text:span text:style-name="T5">tar.bz</text:span><text:span text:style-name="T11">2</text:span> archive. <text:span text:style-name="T5">STOP</text:span> button will suspend calculations, while <text:span text:style-name="T5">START</text:span> button will resume or start counting. <text:span text:style-name="T11">LOG</text:span><text:span text:style-name="T46"> button will display GROMACS output, which may be very useful if the calculation fails. Note that after starting calculations the GROMACS installation will perform the simulation. Status bar will show you the progress. If GROMACS will fail, the additional windows will pop up and show GROMACS error status. Full log of GROMACS work can be found in ~/.dynamics/molecule_name/log.txt .</text:span></text:p>
      <text:p text:style-name="P3"/>
      <text:p text:style-name="P3"><draw:frame draw:style-name="fr4" draw:name="Ramka13" text:anchor-type="char" svg:width="7.276cm" draw:z-index="2"><draw:text-box fo:min-height="2.381cm"><text:p text:style-name="Picture"><draw:frame draw:style-name="fr8" draw:name="Obraz5" text:anchor-type="as-char" svg:width="7.276cm" style:rel-width="100%" svg:height="2.381cm" style:rel-height="scale" draw:z-index="6"><draw:image xlink:href="Pictures/10000201000001130000005A8735188B1CB8C354.png" xlink:type="simple" xlink:show="embed" xlink:actuate="onLoad" loext:mime-type="image/png"/></draw:frame><text:line-break/>Picture <text:sequence text:ref-name="refPicture14" text:name="Picture" text:formula="ooow:Picture+1" style:num-format="1">15</text:sequence></text:p></draw:text-box></draw:frame></text:p>
      <text:p text:style-name="P52">4. <text:span text:style-name="T43">Interpretation Window</text:span></text:p>
      <text:p text:style-name="P4"/>
      <text:p text:style-name="P4"><text:tab/><text:span text:style-name="T47">When the calculation is finished, the model which is the result will be displayed in main PyMOL window. Additionally, you will be presented with </text:span><text:span text:style-name="T12">Interpretation Window</text:span><text:span text:style-name="T47">. The upper half options are always accessible, while lower half options are unlocked only if calculation with vectors was performed. In this window you can play and pause model movement, go to accurate moment [ps] of dynamics, select model look and labels. For the vectors (ProDy) options, you can choose vector model number, you can scale vectors and change their colors to be able to see and present them better. Also, you can display here Contact Map and Cross-correlation if such an option was selected in </text:span><text:span text:style-name="T12">Vectors Options</text:span><text:span text:style-name="T47">.</text:span></text:p>
      <text:p text:style-name="P59"><draw:frame draw:style-name="fr2" draw:name="Ramka14" text:anchor-type="char" svg:x="0cm" svg:y="0.09cm" svg:width="12.435cm" draw:z-index="19"><draw:text-box fo:min-height="9.472cm"><text:p text:style-name="Picture"><draw:frame draw:style-name="fr10" draw:name="Obraz6" text:anchor-type="paragraph" svg:x="0cm" svg:y="0cm" svg:width="12.435cm" style:rel-width="100%" svg:height="8.784cm" style:rel-height="scale" draw:z-index="20"><draw:image xlink:href="Pictures/10000201000001D60000014C28F567A6E0F93BD9.png" xlink:type="simple" xlink:show="embed" xlink:actuate="onLoad" loext:mime-type="image/png"/></draw:frame>Picture <text:sequence text:ref-name="refPicture15" text:name="Picture" text:formula="ooow:Picture+1" style:num-format="1">16</text:sequence></text:p></draw:text-box></draw:frame></text:p>
      <text:p text:style-name="P59"><text:span text:style-name="T21">4.1. </text:span><text:span text:style-name="T24">Contact Map</text:span></text:p>
      <text:p text:style-name="P4"/>
      <text:p text:style-name="P4"><text:tab/><text:span text:style-name="T48">If you click </text:span><text:span text:style-name="T13">Show Contact Map Graph</text:span><text:span text:style-name="T48"> or </text:span><text:span text:style-name="T13">Show Cross-correlations Graph</text:span><text:span text:style-name="T48"> in </text:span><text:span text:style-name="T13">Interpretation Window</text:span><text:span text:style-name="T48">, then you will be presented with proper graph generated by ProDy using Matplotlib.</text:span></text:p>
      <text:p text:style-name="P52"><draw:frame draw:style-name="fr6" draw:name="Ramka15" text:anchor-type="char" svg:y="-10.703cm" svg:width="9.98cm" draw:z-index="0"><draw:text-box fo:min-height="8.403cm"><text:p text:style-name="Picture"><draw:frame draw:style-name="fr8" draw:name="Obraz7" text:anchor-type="as-char" svg:width="9.98cm" style:rel-width="100%" svg:height="8.403cm" style:rel-height="scale" draw:z-index="1"><draw:image xlink:href="Pictures/100002010000028C0000022508FEAED29960BA4C.png" xlink:type="simple" xlink:show="embed" xlink:actuate="onLoad" loext:mime-type="image/png"/></draw:frame><text:line-break/>Picture <text:sequence text:ref-name="refPicture16" text:name="Picture" text:formula="ooow:Picture+1" style:num-format="1">17</text:sequence></text:p></draw:text-box></draw:frame></text:p>
      <text:p text:style-name="P52">5. Changelog</text:p>
      <text:p text:style-name="P4"/>
      <text:p text:style-name="P4">What's new in <text:change text:change-id="ct94219329052384"/><text:span text:style-name="T33">2</text:span>.<text:span text:style-name="T60">2</text:span>:</text:p>
      <text:list xml:id="list1954567689" text:style-name="L3">
        <text:list-item>
          <text:p text:style-name="P76">Introduction of Travis CI for managing tool development</text:p>
        </text:list-item>
        <text:list-item>
          <text:p text:style-name="P76">Add support for GROMACS 2018</text:p>
        </text:list-item>
      </text:list>
      <text:p text:style-name="P4"/>
      <text:p text:style-name="P4">Known issues:</text:p>
      <text:list xml:id="list3012825765" text:style-name="L4">
        <text:list-item>
          <text:p text:style-name="P77">Gausian network model will most certainly fail because of wrong nmd files generetad by ProDy.</text:p>
        </text:list-item>
        <text:list-item>
          <text:p text:style-name="P77">There are some differences between nmd files displayed by this plugin and Normal Mode Wizard.</text:p>
        </text:list-item>
        <text:list-item>
          <text:p text:style-name="P77">ProDy can sometimes make this plugin (and PyMOL) to cr<text:span text:style-name="T49">a</text:span>sh.</text:p>
        </text:list-item>
        <text:list-item>
          <text:p text:style-name="P78">Default configuration of Implicit Solvent will not work with GROMACS 2018</text:p>
        </text:list-item>
      </text:list>
      <text:p text:style-name="P52">6. Copyright</text:p>
      <text:p text:style-name="P4"/>
      <text:p text:style-name="P5"><text:tab/>This software (including its Debian packaging) is available to you under the terms of the GPL-3, see "/usr/share/common-licenses/GPL-3".</text:p>
      <text:p text:style-name="P5"><text:tab/>Software is created and maintained by Laboratory of Biomolecular Systems Simulation at University of Gdansk.</text:p>
      <text:p text:style-name="P5">Contributors:</text:p>
      <text:p text:style-name="P7">- Tomasz Makarewicz (<text:span text:style-name="T62">makson96@gmail.com</text:span>)</text:p>
      <text:p text:style-name="P9">- Ajit B. Datta (ajit@jcbose.ac.in)<text:change-start text:change-id="ct94219329147280"/></text:p>
      <text:p text:style-name="P10">- Sara Boch Kminikowska<text:change-end text:change-id="ct94219329147280"/></text:p>
      <text:p text:style-name="P11">- Manish Sud (msud@san.rr.com; URL: www.MayaChemTools.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style:font-face style:name="OpenSymbol1" svg:font-family="OpenSymbol"/>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Standard" style:class="text">
      <style:paragraph-properties fo:margin-top="0.847cm" fo:margin-bottom="0.212cm" loext:contextual-spacing="false"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635cm" fo:margin-bottom="0.141cm" loext:contextual-spacing="false"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494cm" fo:margin-bottom="0.141cm" loext:contextual-spacing="false"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loext:contextual-spacing="false"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loext:contextual-spacing="false"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loext:contextual-spacing="false"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loext:contextual-spacing="false"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loext:contextual-spacing="false" fo:break-before="auto" fo:break-after="auto" style:writing-mode="lr-tb"/>
      <style:text-properties fo:color="#666666"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Picture" style:family="paragraph" style:parent-style-name="Caption"/>
    <style:style style:name="Frame_20_contents" style:display-name="Frame contents" style:family="paragraph" style:parent-style-name="Standard" style:class="extra"/>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loext:contextual-spacing="false" fo:line-height="115%" fo:text-align="end" style:justify-single-word="false" fo:text-indent="0cm" style:auto-text-indent="false" style:page-number="auto" fo:break-before="auto" fo:break-after="auto" style:writing-mode="lr-tb"/>
    </style:style>
    <style:page-layout style:name="Mpm1">
      <style:page-layout-properties fo:page-width="21.59cm" fo:page-height="27.94cm" style:num-format="1" style:print-orientation="portrait" fo:margin-top="2.54cm" fo:margin-bottom="1.249cm" fo:margin-left="2.54cm" fo:margin-right="2.54cm" fo:border="none" fo:padding="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footer>
        <text:p text:style-name="MP1"><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00m0$Build-2</meta:generator>
    <dc:title/>
    <meta:initial-creator/>
    <meta:editing-cycles>78</meta:editing-cycles>
    <dc:date>2018-06-05T23:05:20.185661920</dc:date>
    <meta:editing-duration>PT5H24M20S</meta:editing-duration>
    <meta:document-statistic meta:table-count="0" meta:image-count="17" meta:object-count="0" meta:page-count="18" meta:paragraph-count="146" meta:word-count="1981" meta:character-count="12514" meta:non-whitespace-character-count="10663"/>
  </office:meta>
</office:document-meta>
</file>